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style:text-underline-style="solid" style:text-underline-width="auto" style:text-underline-color="font-color" officeooo:rsid="000e0e45" officeooo:paragraph-rsid="000e0e45" style:font-size-asian="14pt" style:font-style-asian="normal" style:font-size-complex="16pt" style:font-style-complex="normal"/>
    </style:style>
    <style:style style:name="P2" style:family="paragraph" style:parent-style-name="Standard">
      <style:paragraph-properties fo:text-align="center" style:justify-single-word="false"/>
      <style:text-properties fo:font-size="16pt" fo:font-style="normal" style:text-underline-style="none" officeooo:rsid="000e0e45" officeooo:paragraph-rsid="000e0e45" style:font-size-asian="14pt" style:font-style-asian="normal" style:font-size-complex="16pt" style:font-style-complex="normal"/>
    </style:style>
    <style:style style:name="P3" style:family="paragraph" style:parent-style-name="Standard">
      <style:paragraph-properties fo:text-align="justify" style:justify-single-word="false"/>
      <style:text-properties fo:font-size="14pt" fo:font-style="normal" style:text-underline-style="none" officeooo:rsid="000e0e45" officeooo:paragraph-rsid="000e0e45" style:font-size-asian="12.25pt" style:font-style-asian="normal" style:font-size-complex="14pt" style:font-style-complex="normal"/>
    </style:style>
    <style:style style:name="P4" style:family="paragraph" style:parent-style-name="Standard">
      <style:paragraph-properties fo:text-align="justify" style:justify-single-word="false"/>
      <style:text-properties fo:font-size="14pt" fo:font-style="normal" style:text-underline-style="none" officeooo:rsid="00151f35" officeooo:paragraph-rsid="00151f35"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style:text-underline-style="none" fo:font-weight="bold" officeooo:rsid="001064a2" officeooo:paragraph-rsid="001064a2" style:font-size-asian="12.25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style:text-underline-style="none" fo:font-weight="normal" officeooo:rsid="001109b2" officeooo:paragraph-rsid="001109b2"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fo:color="#21409a" fo:font-size="14pt" fo:font-style="normal" style:text-underline-style="none" officeooo:rsid="00172e2d" officeooo:paragraph-rsid="00172e2d" style:font-size-asian="12.25pt" style:font-style-asian="normal" style:font-size-complex="14pt" style:font-style-complex="normal"/>
    </style:style>
    <style:style style:name="P8" style:family="paragraph" style:parent-style-name="Standard">
      <style:paragraph-properties fo:text-align="justify" style:justify-single-word="false"/>
      <style:text-properties fo:color="#21409a" fo:font-size="14pt" fo:font-style="normal" style:text-underline-style="none" officeooo:rsid="00183f4a" officeooo:paragraph-rsid="00183f4a" style:font-size-asian="12.25pt" style:font-style-asian="normal" style:font-size-complex="14pt" style:font-style-complex="normal"/>
    </style:style>
    <style:style style:name="T1" style:family="text">
      <style:text-properties fo:font-weight="bold" style:font-weight-asian="bold" style:font-weight-complex="bold"/>
    </style:style>
    <style:style style:name="T2" style:family="text">
      <style:text-properties fo:font-weight="bold" officeooo:rsid="00139a61" style:font-weight-asian="bold" style:font-weight-complex="bold"/>
    </style:style>
    <style:style style:name="T3" style:family="text">
      <style:text-properties officeooo:rsid="00129ee0"/>
    </style:style>
    <style:style style:name="T4" style:family="text">
      <style:text-properties officeooo:rsid="00139a61"/>
    </style:style>
    <style:style style:name="T5" style:family="text">
      <style:text-properties officeooo:rsid="00183f4a"/>
    </style:style>
    <style:style style:name="T6" style:family="text">
      <style:text-properties officeooo:rsid="00194d54"/>
    </style:style>
    <style:style style:name="T7" style:family="text">
      <style:text-properties officeooo:rsid="001972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yesian Methods: MultiNest</text:p>
      <text:p text:style-name="P2">Based on 0809.3437</text:p>
      <text:p text:style-name="P2"/>
      <text:p text:style-name="P3"><text:span text:style-name="T1">General questions</text:span>:</text:p>
      <text:p text:style-name="P3"/>
      <text:p text:style-name="P3">What are we exactly doing in our last gravitino analysis?</text:p>
      <text:p text:style-name="P3"/>
      <text:p text:style-name="P3">What is the difference between frequentist approach, likelihood method with flat priors and a full Bayesian approach?</text:p>
      <text:p text:style-name="P3"/>
      <text:p text:style-name="P3">How important is the denominator in the Bayes theorem?</text:p>
      <text:p text:style-name="P3"/>
      <text:p text:style-name="P3">What is the meaning of “equal weights of Johannes email”?</text:p>
      <text:p text:style-name="P3"/>
      <text:p text:style-name="P3">Try to define more exactly the jargon used, for instance what is the definition of evidence?</text:p>
      <text:p text:style-name="P3"/>
      <text:p text:style-name="P5">Introduction:</text:p>
      <text:p text:style-name="P5"/>
      <text:p text:style-name="P6">Bayesian analysis is usually divided in two parts: <text:span text:style-name="T1">parameter </text:span><text:span text:style-name="T2">estimation</text:span><text:span text:style-name="T1"> and model selection</text:span>. I guess that for us is more important parameter <text:span text:style-name="T4">estimation </text:span>since our model is fixed, <text:span text:style-name="T4">let say gravitino DM,</text:span> <text:span text:style-name="T3">but let us being open mind and study the full thing since we have to deal with standard models of particle physics and astrophysics anyway. </text:span></text:p>
      <text:p text:style-name="P3"/>
      <text:p text:style-name="P4">Parameter estimation is normally done with <text:span text:style-name="T1">Markov chain Monte Carlo</text:span> (MCMC) <text:span text:style-name="T1">sampling</text:span>, based on the standard <text:span text:style-name="T1">Metropolis-Hasting</text:span> algorithm or its variants, Gibbs or <text:span text:style-name="T1">Hamiltonian</text:span> sampling.</text:p>
      <text:p text:style-name="P4"/>
      <text:p text:style-name="P7"><text:span text:style-name="T1">Course Related Comment (CRC)</text:span>: in order to understand conditional probability, which is the core of Bayesian analysis, we always can recall the cards problem (standard 52-card deck) where we can ask what is the probability of randomly pick a diamond card given that we are going to consider only the red cards.</text:p>
      <text:p text:style-name="P7"/>
      <text:p text:style-name="P7">P(Diamond|Red Cards) = 13/26 since we know that we have just 26 red card from the 52 </text:p>
      <text:p text:style-name="P7"><text:tab/><text:tab/><text:tab/> <text:s text:c="7"/><text:span text:style-name="T5">= 1/2</text:span></text:p>
      <text:p text:style-name="P7"/>
      <text:p text:style-name="P7">In order to check this we can use the relationship between conditional and intersection probabilities </text:p>
      <text:p text:style-name="P7"/>
      <text:p text:style-name="P8">P(Diamond|Red Cards) = P(Diamond and Red Cards)/P(Red Card)</text:p>
      <text:p text:style-name="P8"><text:s text:c="38"/>= (13/52)/(26/52) = 13/26 = ½</text:p>
      <text:p text:style-name="P8"><text:soft-page-break/>Notice that in the conditional probability we have to interpret the meaning of “given <text:s/>Red Cards”. In this case we interpreted as just having a Red deck. <text:span text:style-name="T6">This is tricky part of conditional probabilities. For instance, when we consider joint probabilities the interpretation is direct since we just look for the frequency that two or more features appear at the same time in a sample, in our case Diamond and Red Card. </text:span></text:p>
      <text:p text:style-name="P3"><text:tab/><text:tab/><text:tab/> <text:s text:c="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08:30:49.610163601</meta:creation-date>
    <dc:date>2019-04-19T09:04:44.604255545</dc:date>
    <meta:editing-duration>PT23M38S</meta:editing-duration>
    <meta:editing-cycles>10</meta:editing-cycles>
    <meta:generator>LibreOffice/6.0.7.3$Linux_X86_64 LibreOffice_project/00m0$Build-3</meta:generator>
    <meta:document-statistic meta:table-count="0" meta:image-count="0" meta:object-count="0" meta:page-count="2" meta:paragraph-count="19" meta:word-count="325" meta:character-count="2043" meta:non-whitespace-character-count="1671"/>
  </office:meta>
</office:document-meta>
</file>